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style:text-position="33% 80%"/>
    </style:style>
    <style:style style:name="T2" style:family="text">
      <style:text-properties style:text-position="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mallest number expressible as the sum of a prime square, prime cube, and prime fourth power is 28. In fact, there are exactly four numbers below fifty that can be expressed in such a way:</text:p>
      <text:p text:style-name="P1">28 = 2<text:span text:style-name="T1">2 </text:span>+ 2<text:span text:style-name="T1">3 </text:span>+ 2<text:span text:style-name="T1">4</text:span><text:line-break/>33 = 3<text:span text:style-name="T1">2 </text:span>+ 2<text:span text:style-name="T1">3 </text:span>+ 2<text:span text:style-name="T1">4</text:span><text:line-break/>49 = 5<text:span text:style-name="T1">2 </text:span>+ 2<text:span text:style-name="T1">3 </text:span>+ 2<text:span text:style-name="T1">4</text:span><text:line-break/>47 = 2<text:span text:style-name="T1">2 </text:span>+ 3<text:span text:style-name="T1">3 </text:span>+ 2<text:span text:style-name="T1">4</text:span></text:p>
      <text:p text:style-name="P1">How many numbers below fifty million can be expressed as the sum of a prime square, prime cube, and prime fourth power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6-08-25T20:40:42.721000000</dc:date>
    <meta:editing-duration>PT1H58M52S</meta:editing-duration>
    <meta:editing-cycles>29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3" meta:word-count="86" meta:character-count="382" meta:non-whitespace-character-count="299"/>
  </office:meta>
</office:document-meta>
</file>